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6.1146in" fo:margin-left="0.7868in" fo:margin-right="0.5792in" table:align="margins"/>
    </style:style>
    <style:style style:name="Table10.A" style:family="table-column">
      <style:table-column-properties style:column-width="6.1146in" style:rel-column-width="65535*"/>
    </style:style>
    <style:style style:name="Table10.A1" style:family="table-cell">
      <style:table-cell-properties fo:padding="0.0382in" fo:border="none"/>
    </style:style>
    <style:style style:name="Table11" style:family="table">
      <style:table-properties style:width="6.1146in" fo:margin-left="0.7868in" fo:margin-right="0.5792in" table:align="margins"/>
    </style:style>
    <style:style style:name="Table11.A" style:family="table-column">
      <style:table-column-properties style:column-width="6.1146in" style:rel-column-width="65535*"/>
    </style:style>
    <style:style style:name="Table11.A1" style:family="table-cell">
      <style:table-cell-properties fo:padding="0.0382in" fo:border="none"/>
    </style:style>
    <style:style style:name="Table3" style:family="table">
      <style:table-properties style:width="6.1146in" fo:margin-left="0.7868in" fo:margin-right="0.5792in" table:align="margins"/>
    </style:style>
    <style:style style:name="Table3.A" style:family="table-column">
      <style:table-column-properties style:column-width="6.1146in" style:rel-column-width="65535*"/>
    </style:style>
    <style:style style:name="Table3.A1" style:family="table-cell">
      <style:table-cell-properties fo:padding="0.0382in" fo:border="none"/>
    </style:style>
    <style:style style:name="Table17" style:family="table">
      <style:table-properties style:width="6.1146in" fo:margin-left="0.7868in" fo:margin-right="0.5792in" table:align="margins"/>
    </style:style>
    <style:style style:name="Table17.A" style:family="table-column">
      <style:table-column-properties style:column-width="6.1146in" style:rel-column-width="65535*"/>
    </style:style>
    <style:style style:name="Table17.A1" style:family="table-cell">
      <style:table-cell-properties fo:padding="0.0382in" fo:border="none"/>
    </style:style>
    <style:style style:name="Table12" style:family="table">
      <style:table-properties style:width="6.1146in" fo:margin-left="0.7868in" fo:margin-right="0.5792in" table:align="margins"/>
    </style:style>
    <style:style style:name="Table12.A" style:family="table-column">
      <style:table-column-properties style:column-width="6.1146in" style:rel-column-width="65535*"/>
    </style:style>
    <style:style style:name="Table12.A1" style:family="table-cell">
      <style:table-cell-properties fo:padding="0.0382in" fo:border="none"/>
    </style:style>
    <style:style style:name="Table19" style:family="table">
      <style:table-properties style:width="6.1146in" fo:margin-left="0.7868in" fo:margin-right="0.5792in" table:align="margins"/>
    </style:style>
    <style:style style:name="Table19.A" style:family="table-column">
      <style:table-column-properties style:column-width="6.1146in" style:rel-column-width="65535*"/>
    </style:style>
    <style:style style:name="Table19.A1" style:family="table-cell">
      <style:table-cell-properties fo:padding="0.0382in" fo:border="none"/>
    </style:style>
    <style:style style:name="Table13" style:family="table">
      <style:table-properties style:width="6.3125in" fo:margin-left="0.7868in" fo:margin-right="0.3813in" table:align="margins"/>
    </style:style>
    <style:style style:name="Table13.A" style:family="table-column">
      <style:table-column-properties style:column-width="6.3125in" style:rel-column-width="65535*"/>
    </style:style>
    <style:style style:name="Table13.A1" style:family="table-cell">
      <style:table-cell-properties fo:padding="0.0382in" fo:border="none"/>
    </style:style>
    <style:style style:name="Table14" style:family="table">
      <style:table-properties style:width="6.1146in" fo:margin-left="0.7868in" fo:margin-right="0.5792in" table:align="margins"/>
    </style:style>
    <style:style style:name="Table14.A" style:family="table-column">
      <style:table-column-properties style:column-width="6.1146in" style:rel-column-width="65535*"/>
    </style:style>
    <style:style style:name="Table14.A1" style:family="table-cell">
      <style:table-cell-properties fo:padding="0.0382in" fo:border="none"/>
    </style:style>
    <style:style style:name="Table15" style:family="table">
      <style:table-properties style:width="6.1146in" fo:margin-left="0.7868in" fo:margin-right="0.5792in" table:align="margins"/>
    </style:style>
    <style:style style:name="Table15.A" style:family="table-column">
      <style:table-column-properties style:column-width="6.1146in" style:rel-column-width="65535*"/>
    </style:style>
    <style:style style:name="Table15.A1" style:family="table-cell">
      <style:table-cell-properties fo:padding="0.0382in" fo:border="none"/>
    </style:style>
    <style:style style:name="Table18" style:family="table">
      <style:table-properties style:width="6.1146in" fo:margin-left="0.7868in" fo:margin-right="0.5792in" table:align="margins"/>
    </style:style>
    <style:style style:name="Table18.A" style:family="table-column">
      <style:table-column-properties style:column-width="6.1146in" style:rel-column-width="65535*"/>
    </style:style>
    <style:style style:name="Table18.A1" style:family="table-cell">
      <style:table-cell-properties fo:padding="0.0382in" fo:border="none"/>
    </style:style>
    <style:style style:name="Table1" style:family="table">
      <style:table-properties style:width="5.9056in" table:align="center"/>
    </style:style>
    <style:style style:name="Table1.A" style:family="table-column">
      <style:table-column-properties style:column-width="1.9681in"/>
    </style:style>
    <style:style style:name="Table1.C" style:family="table-column">
      <style:table-column-properties style:column-width="1.9694in"/>
    </style:style>
    <style:style style:name="Table1.A1" style:family="table-cell">
      <style:table-cell-properties fo:padding="0.0382in" fo:border="0.0007in solid #999999"/>
    </style:style>
    <style:style style:name="Table1.A2" style:family="table-cell">
      <style:table-cell-properties fo:padding="0.0382in" fo:border-left="0.0007in solid #999999" fo:border-right="none" fo:border-top="none" fo:border-bottom="0.0007in solid #999999"/>
    </style:style>
    <style:style style:name="Table1.C2" style:family="table-cell">
      <style:table-cell-properties fo:padding="0.0382in" fo:border-left="0.0007in solid #999999" fo:border-right="0.0007in solid #999999" fo:border-top="none" fo:border-bottom="0.0007in solid #999999"/>
    </style:style>
    <style:style style:name="Table6" style:family="table">
      <style:table-properties style:width="6.1146in" fo:margin-left="0.7868in" fo:margin-right="0.5792in" table:align="margins"/>
    </style:style>
    <style:style style:name="Table6.A" style:family="table-column">
      <style:table-column-properties style:column-width="6.1146in" style:rel-column-width="65535*"/>
    </style:style>
    <style:style style:name="Table6.A1" style:family="table-cell">
      <style:table-cell-properties fo:padding="0.0382in" fo:border="none"/>
    </style:style>
    <style:style style:name="Table7" style:family="table">
      <style:table-properties style:width="6.1146in" fo:margin-left="0.7868in" fo:margin-right="0.5792in" table:align="margins"/>
    </style:style>
    <style:style style:name="Table7.A" style:family="table-column">
      <style:table-column-properties style:column-width="6.1146in" style:rel-column-width="65535*"/>
    </style:style>
    <style:style style:name="Table7.A1" style:family="table-cell">
      <style:table-cell-properties fo:padding="0.0382in" fo:border="none"/>
    </style:style>
    <style:style style:name="Table8" style:family="table">
      <style:table-properties style:width="6.1146in" fo:margin-left="0.7868in" fo:margin-right="0.5792in" table:align="margins"/>
    </style:style>
    <style:style style:name="Table8.A" style:family="table-column">
      <style:table-column-properties style:column-width="6.1146in" style:rel-column-width="65535*"/>
    </style:style>
    <style:style style:name="Table8.A1" style:family="table-cell">
      <style:table-cell-properties fo:padding="0.0382in" fo:border="none"/>
    </style:style>
    <style:style style:name="Table9" style:family="table">
      <style:table-properties style:width="6.1146in" fo:margin-left="0.7868in" fo:margin-right="0.5792in" table:align="margins"/>
    </style:style>
    <style:style style:name="Table9.A" style:family="table-column">
      <style:table-column-properties style:column-width="6.1146in" style:rel-column-width="65535*"/>
    </style:style>
    <style:style style:name="Table9.A1" style:family="table-cell">
      <style:table-cell-properties fo:padding="0.0382in" fo:border="none"/>
    </style:style>
    <style:style style:name="Table4" style:family="table">
      <style:table-properties style:width="6.1146in" fo:margin-left="0.7868in" fo:margin-right="0.5792in" table:align="margins"/>
    </style:style>
    <style:style style:name="Table4.A" style:family="table-column">
      <style:table-column-properties style:column-width="6.1146in" style:rel-column-width="65535*"/>
    </style:style>
    <style:style style:name="Table4.A1" style:family="table-cell">
      <style:table-cell-properties fo:padding="0.0382in" fo:border="none"/>
    </style:style>
    <style:style style:name="Table5" style:family="table">
      <style:table-properties style:width="6.1146in" fo:margin-left="0.7868in" fo:margin-right="0.5792in" table:align="margins"/>
    </style:style>
    <style:style style:name="Table5.A" style:family="table-column">
      <style:table-column-properties style:column-width="6.1146in" style:rel-column-width="65535*"/>
    </style:style>
    <style:style style:name="Table5.A1" style:family="table-cell">
      <style:table-cell-properties fo:padding="0.0382in" fo:border="none"/>
    </style:style>
    <style:style style:name="Table16" style:family="table">
      <style:table-properties style:width="6.3021in" fo:margin-left="0.7868in" fo:margin-right="0.3917in" table:align="margins"/>
    </style:style>
    <style:style style:name="Table16.A" style:family="table-column">
      <style:table-column-properties style:column-width="6.3021in" style:rel-column-width="65535*"/>
    </style:style>
    <style:style style:name="Table16.A1" style:family="table-cell">
      <style:table-cell-properties fo:padding="0.0382in" fo:border="none"/>
    </style:style>
    <style:style style:name="CGVersions" style:family="table">
      <style:table-properties style:width="7.4806in" table:align="margins"/>
    </style:style>
    <style:style style:name="CGVersions.A" style:family="table-column">
      <style:table-column-properties style:column-width="2.4938in" style:rel-column-width="21845*"/>
    </style:style>
    <style:style style:name="CGVersions.A1" style:family="table-cell">
      <style:table-cell-properties fo:padding="0.0382in" fo:border="0.0007in solid #999999"/>
    </style:style>
    <style:style style:name="CGVersions.A2" style:family="table-cell">
      <style:table-cell-properties fo:padding="0.0382in" fo:border-left="0.0007in solid #999999" fo:border-right="none" fo:border-top="none" fo:border-bottom="0.0007in solid #999999"/>
    </style:style>
    <style:style style:name="CGVersions.C2" style:family="table-cell">
      <style:table-cell-properties fo:padding="0.0382in" fo:border-left="0.0007in solid #999999" fo:border-right="0.0007in solid #999999" fo:border-top="none" fo:border-bottom="0.0007in solid #999999"/>
    </style:style>
    <style:style style:name="Table2" style:family="table">
      <style:table-properties style:width="7.4806in" table:align="margins"/>
    </style:style>
    <style:style style:name="Table2.A" style:family="table-column">
      <style:table-column-properties style:column-width="2.4938in" style:rel-column-width="21845*"/>
    </style:style>
    <style:style style:name="Table2.A1" style:family="table-cell">
      <style:table-cell-properties fo:padding="0.0382in" fo:border="0.0007in solid #999999"/>
    </style:style>
    <style:style style:name="Table2.A2" style:family="table-cell">
      <style:table-cell-properties fo:padding="0.0382in" fo:border-left="0.0007in solid #999999" fo:border-right="none" fo:border-top="none" fo:border-bottom="0.0007in solid #999999"/>
    </style:style>
    <style:style style:name="Table2.C2" style:family="table-cell">
      <style:table-cell-properties fo:padding="0.0382in" fo:border-left="0.0007in solid #999999" fo:border-right="0.0007in solid #999999" fo:border-top="none" fo:border-bottom="0.0007in solid #999999"/>
    </style:style>
    <style:style style:name="P1" style:family="paragraph" style:parent-style-name="Contents_20_1">
      <style:paragraph-properties>
        <style:tab-stops>
          <style:tab-stop style:position="7.4807in" style:type="right" style:leader-style="dotted" style:leader-text="."/>
        </style:tab-stops>
      </style:paragraph-properties>
    </style:style>
    <style:style style:name="P2" style:family="paragraph" style:parent-style-name="Contents_20_2">
      <style:paragraph-properties>
        <style:tab-stops>
          <style:tab-stop style:position="7.2839in" style:type="right" style:leader-style="dotted" style:leader-text="."/>
        </style:tab-stops>
      </style:paragraph-properties>
    </style:style>
    <style:style style:name="P3" style:family="paragraph" style:parent-style-name="Contents_20_3">
      <style:paragraph-properties>
        <style:tab-stops>
          <style:tab-stop style:position="7.0874in" style:type="right" style:leader-style="dotted" style:leader-text="."/>
        </style:tab-stops>
      </style:paragraph-properties>
    </style:style>
    <style:style style:name="P4" style:family="paragraph" style:parent-style-name="Text_20_body">
      <style:paragraph-properties fo:margin-left="0in" fo:margin-right="0in" fo:text-indent="0in"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Table_20_Heading">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line-height="100%"/>
      <style:text-properties fo:font-size="10pt" style:font-size-asian="10pt" style:font-size-complex="10pt"/>
    </style:style>
    <style:style style:name="T1" style:family="text">
      <style:text-properties style:text-position="super 58%"/>
    </style:style>
    <style:style style:name="T2" style:family="text">
      <style:text-properties fo:font-style="normal" fo:font-weight="normal" style:font-style-asian="normal" style:font-weight-asian="normal" style:font-style-complex="normal" style:font-weight-complex="normal"/>
    </style:style>
    <style:style style:name="T3" style:family="text" style:parent-style-name="Source_20_Text">
      <style:text-properties style:font-name="Times New Roman" style:font-name-asian="Times New Roman" style:font-name-complex="Times New Roman"/>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Rules<text:tab/>4</text:p>
          <text:p text:style-name="P3">DELIMIT<text:tab/>4</text:p>
          <text:p text:style-name="P3">MATCH<text:tab/>4</text:p>
          <text:p text:style-name="P3">ANCHOR, JUMP, EXECUTE<text:tab/>4</text:p>
          <text:p text:style-name="P3">MINVALUE, MAXVALUE<text:tab/>5</text:p>
          <text:p text:style-name="P3">DEFINEGLOBAL, SETGLOBAL, REMGLOBAL<text:tab/>5</text:p>
          <text:p text:style-name="P3">Named Rules<text:tab/>5</text:p>
          <text:p text:style-name="P2">Set Operations<text:tab/>7</text:p>
          <text:p text:style-name="P2">Tags<text:tab/>7</text:p>
          <text:p text:style-name="P3">Tag Order<text:tab/>8</text:p>
          <text:p text:style-name="P3">Literal String Modifiers<text:tab/>8</text:p>
          <text:p text:style-name="P3">Numerical Matches<text:tab/>8</text:p>
          <text:p text:style-name="P3">Tag Negation<text:tab/>9</text:p>
          <text:p text:style-name="P3">Fail-Fast Tag<text:tab/>9</text:p>
          <text:p text:style-name="P2">Contextual Tests<text:tab/>9</text:p>
          <text:p text:style-name="P2">Input Format and Metadata<text:tab/>9</text:p>
          <text:p text:style-name="P2">Overlaps<text:tab/>10</text:p>
          <text:p text:style-name="P1">Complete Keyword List<text:tab/>11</text:p>
          <text:p text:style-name="P1">Quick tables of differences in the various CG versions<text:tab/>12</text:p>
          <text:p text:style-name="P1">Raw Brainstorm Text<text:tab/>13</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 This is not and must not be used as a substitute for the <text:span text:style-name="Source_20_Text">DELIMITERS</text:span> list, but can be useful for cases where the delimiter has to be decided from context.</text:p>
      <text:p text:style-name="Text_20_body"/>
      <text:h text:style-name="Heading_20_3" text:outline-level="3">MATCH</text:h>
      <table:table table:name="Table19" table:style-name="Table19">
        <table:table-column table:style-name="Table19.A"/>
        <table:table-row>
          <table:table-cell table:style-name="Table19.A1" office:value-type="string">
            <text:p text:style-name="P6"><text:span text:style-name="Source_20_Text">[wordform] MATCH &lt;target&gt; [contextual_tests]</text:span></text:p>
          </table:table-cell>
        </table:table-row>
      </table:table>
      <text:p text:style-name="Text_20_body"/>
      <text:p text:style-name="Text_20_body">Used for tracing and debugging, it will not alter the readings but will gather information on why it matched, specifically what cohorts that fulfilled the tests. Those numbers will be output in a format yet to be determined. Something along the lines of <text:span text:style-name="Source_20_Text">M:548:1,3,4;2,1;9,9</text:span> where the numbers are absolute offsets within the window, first cohort being the 1<text:span text:style-name="T1">st</text:span> one (0<text:span text:style-name="T1">th</text:span> cohort is the magic <text:span text:style-name="Source_20_Text">&gt;&gt;&gt;</text:span>). As such, <text:span text:style-name="Source_20_Text">1,3,4</text:span> would denote that the first contextual test looked at cohorts 1, 3, and 4 to validate itself, but not at cohort 2 (this can easily happen if you have a <text:span text:style-name="Source_20_Text">(2 ADV LINK 1 V)</text:span> test or similar). This reveals a great deal about how the rule works.</text:p>
      <text:p text:style-name="Text_20_body"/>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Heading_20_3" text:outline-level="3">MINVALUE, MAXVALUE</text:h>
      <table:table table:name="Table14" table:style-name="Table14">
        <table:table-column table:style-name="Table14.A"/>
        <table:table-row>
          <table:table-cell table:style-name="Table14.A1" office:value-type="string">
            <text:p text:style-name="P6"><text:span text:style-name="Source_20_Text">MINVALUE &lt;identifier&gt; &lt;integer&gt;</text:span></text:p>
            <text:p text:style-name="P6"><text:span text:style-name="Source_20_Text">MAXVALUE &lt;identifier&gt; &lt;integer&gt;</text:span></text:p>
          </table:table-cell>
        </table:table-row>
      </table:table>
      <text:p text:style-name="Text_20_body"/>
      <text:p text:style-name="Text_20_body">These are used to define the range of numerical tag matching (explained in next section). The identifier here is e.g. the <text:span text:style-name="Source_20_Text">F</text:span> in <text:span text:style-name="Source_20_Text">&lt;F=15&gt;</text:span>. You do not need to define these, nor do you need to define both at the same time; it will help if you know the range, but dynamic matching can be done even if you don't.</text:p>
      <text:p text:style-name="Text_20_body"/>
      <text:h text:style-name="Heading_20_3" text:outline-level="3">DEFINEGLOBAL, SETGLOBAL, REMGLOBAL</text:h>
      <table:table table:name="Table15" table:style-name="Table15">
        <table:table-column table:style-name="Table15.A"/>
        <table:table-row>
          <table:table-cell table:style-name="Table15.A1" office:value-type="string">
            <text:p text:style-name="P6"><text:span text:style-name="Source_20_Text">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First you define a uniquely-named global variable and all the values it must be possible for it to be, after which you can set and unset the variable to these values based on contextual tests. You can also test the value of a global variable in contextual tests via <text:span text:style-name="Source_20_Text">GLOBAL:variable_name:value</text:span> or test if it is set at all with <text:span text:style-name="Source_20_Text">GLOBAL: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
      <text:h text:style-name="P5"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7">(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2">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w' for wildcard matching, 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3">≥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If you pass minimum and maximum attainable values to the parser, it can preprocess these tags into a finite list such as <text:span text:style-name="Source_20_Text">&lt;F:15&gt; </text:span><text:span text:style-name="Source_20_Text"><text:span text:style-name="Source_20_Text">&lt;F:16&gt; ... </text:span></text:span><text:span text:style-name="Source_20_Text"><text:span text:style-name="Source_20_Text"><text:span text:style-name="Source_20_Text">&lt;F:29&gt; </text:span></text:span></text:span><text:span text:style-name="Source_20_Text"><text:span text:style-name="Source_20_Text"><text:span text:style-name="Source_20_Text"><text:span text:style-name="Source_20_Text">&lt;F:30&gt;</text:span></text:span></text:span></text:span> and <text:span text:style-name="Source_20_Text">&lt;W:66&gt; </text:span><text:span text:style-name="Source_20_Text"><text:span text:style-name="Source_20_Text">&lt;W:67&gt; ... </text:span></text:span><text:span text:style-name="Source_20_Text"><text:span text:style-name="Source_20_Text"><text:span text:style-name="Source_20_Text">&lt;W:999&gt; </text:span></text:span></text:span><text:span text:style-name="Source_20_Text"><text:span text:style-name="Source_20_Text"><text:span text:style-name="Source_20_Text"><text:span text:style-name="Source_20_Text">&lt;W:1000&gt;</text:span></text:span></text:span></text:span>, assuming we set 1000 as max value.</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1">nd</text:span> window to the left of the current has <text:span text:style-name="Source_20_Text">&lt;div&gt;</text:span> in all its readings. This is a very powerful and potentially very slow operation.</text:p>
      <text:h text:style-name="Heading_20_2"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8"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MATCH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8"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9">CG-2</text:p>
          </table:table-cell>
          <table:table-cell table:style-name="CGVersions.A2" office:value-type="string">
            <text:p text:style-name="P9">VISLCG</text:p>
          </table:table-cell>
          <table:table-cell table:style-name="CGVersions.C2" office:value-type="string">
            <text:p text:style-name="P9">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0">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P10">CORRECTIONS</text:p>
            <text:p text:style-name="Table_20_Contents">SUBSTITUTE</text:p>
            <text:p text:style-name="Table_20_Contents">APPEND</text:p>
            <text:p text:style-name="Table_20_Contents"/>
            <text:p text:style-name="P10">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0">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8" text:outline-level="1">Raw Brainstorm Text</text:h>
      <text:p text:style-name="Text_20_body"/>
      <text:p text:style-name="P11"><text:s text:c="4"/>* Central/modular engine with a wrapper for piping (e.g., vislcg/bincg), one for distribution generation (e.g., gencg), and one for embedding (e.g., OrdRet).</text:p>
      <text:p text:style-name="P11"><text:s text:c="4"/>* Primary emphasis on speed. Target is 5 to 10 times faster than the current implementation.</text:p>
      <text:p text:style-name="P11"><text:s text:c="4"/>* Pre-compute all set operations in rules. This takes a lot of memory and increases the startup time, but decreases the overall run time for large inputs.</text:p>
      <text:p text:style-name="P11"><text:s text:c="4"/>* Word / Sentence / Document meta information</text:p>
      <text:p text:style-name="P11"><text:s text:c="4"/>* Regular Expressions</text:p>
      <text:p text:style-name="P11"><text:s text:c="4"/>* Literal string modifiers, a'la "&lt;af&gt;"i for a case-insensitive match, "&lt;a*f&gt;"w for a wildcard match, and "&lt;a[fd]&gt;"r for a regexp match. Mixing wildcard with regexp is not supported, but wildcard+nocase and regexp+nocase is fine.</text:p>
      <text:p text:style-name="P11"><text:s text:c="4"/>* Tags are positive or negative. All are positive by default, but can be negated with !tag, which means everything except tag.</text:p>
      <text:p text:style-name="P11"><text:s text:c="4"/>* Tags can furthermore be denied a'la ^tag, which means if tag is in the reading it can never match the set.</text:p>
      <text:p text:style-name="P11"><text:s text:c="4"/>* The tag (*) will always match all existing readings, meaning you can do (3 (*)) to simply verify that a cohort exists 3 positions to the right. The tag itself cannot have modifiers of any kind, as they would not make sense.</text:p>
      <text:p text:style-name="P11">* DELIMITER and PREFERRED-TARGETS can contain any tag.</text:p>
      <text:p text:style-name="P11">* PREFERRED-TARGETS has been changed to operate on the last removed reading by pulling a preferred reading back from the dead.</text:p>
      <text:p text:style-name="P11">* Tests can refer to previous and subsequent windows with &lt; and &gt; positions.</text:p>
      <text:p text:style-name="P11">*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1"><text:s text:c="4"/>* Reference and compare numerical values a'la the &lt;W:65&gt; tags. All tags in the input matching /&lt;[a-z]+:[0-9]+&gt;/i will be checked against tags in the CG matching /&lt;[a-z]+[:=&lt;&gt;][0-9]+&gt;/i. E.g., the CG tags &lt;W=65&gt; and &lt;W&gt;10&gt; will both match the input tag &lt;W:65&gt;.</text:p>
      <text:p text:style-name="P11"><text:s text:c="4"/>* Order of application as order in file</text:p>
      <text:p text:style-name="P11"><text:s text:c="4"/>* Named offsets, Jumps to named offsets.</text:p>
      <text:p text:style-name="P11"><text:s text:c="4"/>* (NOT -2 xyz) risks being true for the first word if it is the only context.</text:p>
      <text:p text:style-name="P11"><text:s text:c="4"/>* SUBSTITUTE</text:p>
      <text:p text:style-name="P11"><text:s text:c="4"/>* APPEND, now with a target.</text:p>
      <text:p text:style-name="P11"><text:s text:c="4"/>* wordform DELIMIT target tests, in a mapping context.</text:p>
      <text:p text:style-name="P11"><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1"><text:s text:c="4"/>* Threading: Since sentences must be run through the engine one at a time and completely self-contained, we can utilize multi-CPU machines better by processing multiple sentences in parallel.</text:p>
      <text:p text:style-name="P11"><text:s text:c="4"/>* The test (1 (!tag)) is equivalent to (NOT 1 (tag)), but the latter is generally faster.</text:p>
      <text:p text:style-name="P11"><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3937in" fo:margin-right="0in" fo:margin-top="0in" fo:margin-bottom="0.0835in" fo:line-height="150%" fo:text-align="justify" style:justify-single-word="false" fo:text-indent="0in"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1965in" fo:margin-right="0in" fo:text-align="justify" style:justify-single-word="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3937in" fo:margin-right="0in" fo:margin-top="0in" fo:margin-bottom="0in" fo:line-height="150%" fo:text-indent="0in"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13</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VISL CG-3 Design Document</dc:title>
    <meta:creation-date>2006-05-03T16:31:23</meta:creation-date>
    <dc:creator>Tino Didriksen</dc:creator>
    <dc:date>2006-06-01T12:14:11</dc:date>
    <meta:editing-cycles>317</meta:editing-cycles>
    <meta:editing-duration>PT15H52M13S</meta:editing-duration>
    <meta:user-defined meta:name="Info 1"/>
    <meta:user-defined meta:name="Info 2"/>
    <meta:user-defined meta:name="Info 3"/>
    <meta:user-defined meta:name="Info 4"/>
    <meta:document-statistic meta:table-count="20" meta:image-count="0" meta:object-count="0" meta:page-count="13" meta:paragraph-count="303" meta:word-count="3161" meta:character-count="18410"/>
  </office:meta>
</office:document-meta>
</file>